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040248587571" calcext:value-type="float">
            <text:p>2.2004</text:p>
          </table:table-cell>
          <table:table-cell office:value-type="float" office:value="2.34697096045198" calcext:value-type="float">
            <text:p>2.34697</text:p>
          </table:table-cell>
          <table:table-cell office:value-type="float" office:value="3.10039918644068" calcext:value-type="float">
            <text:p>3.10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31853107345" calcext:value-type="float">
            <text:p>2.21532</text:p>
          </table:table-cell>
          <table:table-cell office:value-type="float" office:value="2.34250259887006" calcext:value-type="float">
            <text:p>2.3425</text:p>
          </table:table-cell>
          <table:table-cell office:value-type="float" office:value="3.26644203389831" calcext:value-type="float">
            <text:p>3.266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96680225989" calcext:value-type="float">
            <text:p>2.17397</text:p>
          </table:table-cell>
          <table:table-cell office:value-type="float" office:value="2.33367640677966" calcext:value-type="float">
            <text:p>2.33368</text:p>
          </table:table-cell>
          <table:table-cell office:value-type="float" office:value="3.06323416949153" calcext:value-type="float">
            <text:p>3.063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99785310734" calcext:value-type="float">
            <text:p>2.24</text:p>
          </table:table-cell>
          <table:table-cell office:value-type="float" office:value="2.3280388700565" calcext:value-type="float">
            <text:p>2.32804</text:p>
          </table:table-cell>
          <table:table-cell office:value-type="float" office:value="3.2839693559322" calcext:value-type="float">
            <text:p>3.283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762903954802" calcext:value-type="float">
            <text:p>2.21763</text:p>
          </table:table-cell>
          <table:table-cell office:value-type="float" office:value="2.31712225988701" calcext:value-type="float">
            <text:p>2.31712</text:p>
          </table:table-cell>
          <table:table-cell office:value-type="float" office:value="3.02436908474576" calcext:value-type="float">
            <text:p>3.024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39291299435" calcext:value-type="float">
            <text:p>2.30393</text:p>
          </table:table-cell>
          <table:table-cell office:value-type="float" office:value="2.14653907344633" calcext:value-type="float">
            <text:p>2.14654</text:p>
          </table:table-cell>
          <table:table-cell office:value-type="float" office:value="2.857632" calcext:value-type="float">
            <text:p>2.857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119584180791" calcext:value-type="float">
            <text:p>2.3012</text:p>
          </table:table-cell>
          <table:table-cell office:value-type="float" office:value="2.14811663276836" calcext:value-type="float">
            <text:p>2.14812</text:p>
          </table:table-cell>
          <table:table-cell office:value-type="float" office:value="2.80516230508475" calcext:value-type="float">
            <text:p>2.805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43224858757" calcext:value-type="float">
            <text:p>2.22443</text:p>
          </table:table-cell>
          <table:table-cell office:value-type="float" office:value="2.29380185310734" calcext:value-type="float">
            <text:p>2.2938</text:p>
          </table:table-cell>
          <table:table-cell office:value-type="float" office:value="2.88969844067797" calcext:value-type="float">
            <text:p>2.88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071579661017" calcext:value-type="float">
            <text:p>2.29072</text:p>
          </table:table-cell>
          <table:table-cell office:value-type="float" office:value="2.22279477966102" calcext:value-type="float">
            <text:p>2.22279</text:p>
          </table:table-cell>
          <table:table-cell office:value-type="float" office:value="2.84758047457627" calcext:value-type="float">
            <text:p>2.847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765055367232" calcext:value-type="float">
            <text:p>2.28765</text:p>
          </table:table-cell>
          <table:table-cell office:value-type="float" office:value="2.23518083615819" calcext:value-type="float">
            <text:p>2.23518</text:p>
          </table:table-cell>
          <table:table-cell office:value-type="float" office:value="2.89606861016949" calcext:value-type="float">
            <text:p>2.896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44714124294" calcext:value-type="float">
            <text:p>2.28645</text:p>
          </table:table-cell>
          <table:table-cell office:value-type="float" office:value="2.16195911864407" calcext:value-type="float">
            <text:p>2.16196</text:p>
          </table:table-cell>
          <table:table-cell office:value-type="float" office:value="2.82889654237288" calcext:value-type="float">
            <text:p>2.82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69715254237" calcext:value-type="float">
            <text:p>2.2847</text:p>
          </table:table-cell>
          <table:table-cell office:value-type="float" office:value="2.17300506214689" calcext:value-type="float">
            <text:p>2.17301</text:p>
          </table:table-cell>
          <table:table-cell office:value-type="float" office:value="2.87408677966102" calcext:value-type="float">
            <text:p>2.874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288348022599" calcext:value-type="float">
            <text:p>2.28288</text:p>
          </table:table-cell>
          <table:table-cell office:value-type="float" office:value="2.07303703954802" calcext:value-type="float">
            <text:p>2.07304</text:p>
          </table:table-cell>
          <table:table-cell office:value-type="float" office:value="2.62669071186441" calcext:value-type="float">
            <text:p>2.626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84772881356" calcext:value-type="float">
            <text:p>2.22685</text:p>
          </table:table-cell>
          <table:table-cell office:value-type="float" office:value="2.28140298305085" calcext:value-type="float">
            <text:p>2.2814</text:p>
          </table:table-cell>
          <table:table-cell office:value-type="float" office:value="2.90299688135593" calcext:value-type="float">
            <text:p>2.9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8092284745763" calcext:value-type="float">
            <text:p>2.28092</text:p>
          </table:table-cell>
          <table:table-cell office:value-type="float" office:value="2.22997505084746" calcext:value-type="float">
            <text:p>2.22998</text:p>
          </table:table-cell>
          <table:table-cell office:value-type="float" office:value="3.0460246779661" calcext:value-type="float">
            <text:p>3.046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026888135593" calcext:value-type="float">
            <text:p>2.28027</text:p>
          </table:table-cell>
          <table:table-cell office:value-type="float" office:value="2.17863091525424" calcext:value-type="float">
            <text:p>2.17863</text:p>
          </table:table-cell>
          <table:table-cell office:value-type="float" office:value="2.85492122033898" calcext:value-type="float">
            <text:p>2.854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09649717514" calcext:value-type="float">
            <text:p>2.2751</text:p>
          </table:table-cell>
          <table:table-cell office:value-type="float" office:value="2.11075649717514" calcext:value-type="float">
            <text:p>2.11076</text:p>
          </table:table-cell>
          <table:table-cell office:value-type="float" office:value="2.66883715254237" calcext:value-type="float">
            <text:p>2.668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07882485876" calcext:value-type="float">
            <text:p>2.27508</text:p>
          </table:table-cell>
          <table:table-cell office:value-type="float" office:value="2.0973573559322" calcext:value-type="float">
            <text:p>2.09736</text:p>
          </table:table-cell>
          <table:table-cell office:value-type="float" office:value="2.79721762711864" calcext:value-type="float">
            <text:p>2.797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9898079096" calcext:value-type="float">
            <text:p>2.27499</text:p>
          </table:table-cell>
          <table:table-cell office:value-type="float" office:value="2.15591025988701" calcext:value-type="float">
            <text:p>2.15591</text:p>
          </table:table-cell>
          <table:table-cell office:value-type="float" office:value="2.84247701694915" calcext:value-type="float">
            <text:p>2.842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18384180791" calcext:value-type="float">
            <text:p>2.18618</text:p>
          </table:table-cell>
          <table:table-cell office:value-type="float" office:value="2.26980406779661" calcext:value-type="float">
            <text:p>2.2698</text:p>
          </table:table-cell>
          <table:table-cell office:value-type="float" office:value="2.8883606779661" calcext:value-type="float">
            <text:p>2.888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53737853107" calcext:value-type="float">
            <text:p>2.26754</text:p>
          </table:table-cell>
          <table:table-cell office:value-type="float" office:value="2.13663432768362" calcext:value-type="float">
            <text:p>2.13663</text:p>
          </table:table-cell>
          <table:table-cell office:value-type="float" office:value="2.79878616949153" calcext:value-type="float">
            <text:p>2.798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456820338983" calcext:value-type="float">
            <text:p>2.26457</text:p>
          </table:table-cell>
          <table:table-cell office:value-type="float" office:value="2.19832029378531" calcext:value-type="float">
            <text:p>2.19832</text:p>
          </table:table-cell>
          <table:table-cell office:value-type="float" office:value="2.77893342372881" calcext:value-type="float">
            <text:p>2.778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29477966102" calcext:value-type="float">
            <text:p>2.26229</text:p>
          </table:table-cell>
          <table:table-cell office:value-type="float" office:value="2.20193387570621" calcext:value-type="float">
            <text:p>2.20193</text:p>
          </table:table-cell>
          <table:table-cell office:value-type="float" office:value="2.75707254237288" calcext:value-type="float">
            <text:p>2.757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867873446328" calcext:value-type="float">
            <text:p>2.25868</text:p>
          </table:table-cell>
          <table:table-cell office:value-type="float" office:value="2.23234720903955" calcext:value-type="float">
            <text:p>2.23235</text:p>
          </table:table-cell>
          <table:table-cell office:value-type="float" office:value="2.85992027118644" calcext:value-type="float">
            <text:p>2.859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789084745763" calcext:value-type="float">
            <text:p>2.24789</text:p>
          </table:table-cell>
          <table:table-cell office:value-type="float" office:value="2.26373774011299" calcext:value-type="float">
            <text:p>2.26374</text:p>
          </table:table-cell>
          <table:table-cell office:value-type="float" office:value="3.03909450847458" calcext:value-type="float">
            <text:p>3.039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49893785311" calcext:value-type="float">
            <text:p>2.2425</text:p>
          </table:table-cell>
          <table:table-cell office:value-type="float" office:value="2.22467204519774" calcext:value-type="float">
            <text:p>2.22467</text:p>
          </table:table-cell>
          <table:table-cell office:value-type="float" office:value="2.69637803389831" calcext:value-type="float">
            <text:p>2.696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886167231638" calcext:value-type="float">
            <text:p>2.23886</text:p>
          </table:table-cell>
          <table:table-cell office:value-type="float" office:value="2.26537545762712" calcext:value-type="float">
            <text:p>2.26538</text:p>
          </table:table-cell>
          <table:table-cell office:value-type="float" office:value="3.09588908474576" calcext:value-type="float">
            <text:p>3.095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747394350282" calcext:value-type="float">
            <text:p>2.23747</text:p>
          </table:table-cell>
          <table:table-cell office:value-type="float" office:value="2.21882705084746" calcext:value-type="float">
            <text:p>2.21883</text:p>
          </table:table-cell>
          <table:table-cell office:value-type="float" office:value="2.9953339661017" calcext:value-type="float">
            <text:p>2.995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81148022599" calcext:value-type="float">
            <text:p>2.23581</text:p>
          </table:table-cell>
          <table:table-cell office:value-type="float" office:value="2.22646176271186" calcext:value-type="float">
            <text:p>2.22646</text:p>
          </table:table-cell>
          <table:table-cell office:value-type="float" office:value="2.94596610169492" calcext:value-type="float">
            <text:p>2.945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12388700565" calcext:value-type="float">
            <text:p>2.23512</text:p>
          </table:table-cell>
          <table:table-cell office:value-type="float" office:value="2.2238028700565" calcext:value-type="float">
            <text:p>2.2238</text:p>
          </table:table-cell>
          <table:table-cell office:value-type="float" office:value="2.85731281355932" calcext:value-type="float">
            <text:p>2.857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83310734463" calcext:value-type="float">
            <text:p>2.23483</text:p>
          </table:table-cell>
          <table:table-cell office:value-type="float" office:value="2.1785006779661" calcext:value-type="float">
            <text:p>2.1785</text:p>
          </table:table-cell>
          <table:table-cell office:value-type="float" office:value="2.77538061016949" calcext:value-type="float">
            <text:p>2.775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76840677966" calcext:value-type="float">
            <text:p>2.23477</text:p>
          </table:table-cell>
          <table:table-cell office:value-type="float" office:value="2.22679066666667" calcext:value-type="float">
            <text:p>2.22679</text:p>
          </table:table-cell>
          <table:table-cell office:value-type="float" office:value="2.84718454237288" calcext:value-type="float">
            <text:p>2.847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41319774011" calcext:value-type="float">
            <text:p>2.23441</text:p>
          </table:table-cell>
          <table:table-cell office:value-type="float" office:value="2.1554470960452" calcext:value-type="float">
            <text:p>2.15545</text:p>
          </table:table-cell>
          <table:table-cell office:value-type="float" office:value="2.75531823728814" calcext:value-type="float">
            <text:p>2.755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26305084746" calcext:value-type="float">
            <text:p>2.23026</text:p>
          </table:table-cell>
          <table:table-cell office:value-type="float" office:value="2.28556225988701" calcext:value-type="float">
            <text:p>2.28556</text:p>
          </table:table-cell>
          <table:table-cell office:value-type="float" office:value="2.99273274576271" calcext:value-type="float">
            <text:p>2.992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04775141243" calcext:value-type="float">
            <text:p>2.22805</text:p>
          </table:table-cell>
          <table:table-cell office:value-type="float" office:value="2.26483181920904" calcext:value-type="float">
            <text:p>2.26483</text:p>
          </table:table-cell>
          <table:table-cell office:value-type="float" office:value="3.03251525423729" calcext:value-type="float">
            <text:p>3.032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55835028249" calcext:value-type="float">
            <text:p>2.23356</text:p>
          </table:table-cell>
          <table:table-cell office:value-type="float" office:value="2.22790320903955" calcext:value-type="float">
            <text:p>2.2279</text:p>
          </table:table-cell>
          <table:table-cell office:value-type="float" office:value="2.96475010169491" calcext:value-type="float">
            <text:p>2.964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744589830508" calcext:value-type="float">
            <text:p>2.22745</text:p>
          </table:table-cell>
          <table:table-cell office:value-type="float" office:value="2.29207742372881" calcext:value-type="float">
            <text:p>2.29208</text:p>
          </table:table-cell>
          <table:table-cell office:value-type="float" office:value="3.00387010169492" calcext:value-type="float">
            <text:p>3.003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1753220339" calcext:value-type="float">
            <text:p>2.22618</text:p>
          </table:table-cell>
          <table:table-cell office:value-type="float" office:value="2.32128650847458" calcext:value-type="float">
            <text:p>2.32129</text:p>
          </table:table-cell>
          <table:table-cell office:value-type="float" office:value="3.13155579661017" calcext:value-type="float">
            <text:p>3.131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53468926554" calcext:value-type="float">
            <text:p>2.22553</text:p>
          </table:table-cell>
          <table:table-cell office:value-type="float" office:value="2.20422406779661" calcext:value-type="float">
            <text:p>2.20422</text:p>
          </table:table-cell>
          <table:table-cell office:value-type="float" office:value="2.87990698305085" calcext:value-type="float">
            <text:p>2.879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372119774011" calcext:value-type="float">
            <text:p>2.28372</text:p>
          </table:table-cell>
          <table:table-cell office:value-type="float" office:value="2.22054210169492" calcext:value-type="float">
            <text:p>2.22054</text:p>
          </table:table-cell>
          <table:table-cell office:value-type="float" office:value="3.02138983050847" calcext:value-type="float">
            <text:p>3.021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45346892655" calcext:value-type="float">
            <text:p>2.21945</text:p>
          </table:table-cell>
          <table:table-cell office:value-type="float" office:value="2.30073256497175" calcext:value-type="float">
            <text:p>2.30073</text:p>
          </table:table-cell>
          <table:table-cell office:value-type="float" office:value="3.08763823728814" calcext:value-type="float">
            <text:p>3.087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36528813559" calcext:value-type="float">
            <text:p>2.21637</text:p>
          </table:table-cell>
          <table:table-cell office:value-type="float" office:value="2.36220099435028" calcext:value-type="float">
            <text:p>2.3622</text:p>
          </table:table-cell>
          <table:table-cell office:value-type="float" office:value="3.11928949152542" calcext:value-type="float">
            <text:p>3.119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26978531073" calcext:value-type="float">
            <text:p>2.21027</text:p>
          </table:table-cell>
          <table:table-cell office:value-type="float" office:value="2.27968854237288" calcext:value-type="float">
            <text:p>2.27969</text:p>
          </table:table-cell>
          <table:table-cell office:value-type="float" office:value="2.96243661016949" calcext:value-type="float">
            <text:p>2.962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14879096045" calcext:value-type="float">
            <text:p>2.20815</text:p>
          </table:table-cell>
          <table:table-cell office:value-type="float" office:value="2.33688924293785" calcext:value-type="float">
            <text:p>2.33689</text:p>
          </table:table-cell>
          <table:table-cell office:value-type="float" office:value="3.08606644067797" calcext:value-type="float">
            <text:p>3.086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448049717514" calcext:value-type="float">
            <text:p>2.20448</text:p>
          </table:table-cell>
          <table:table-cell office:value-type="float" office:value="2.18068795480226" calcext:value-type="float">
            <text:p>2.18069</text:p>
          </table:table-cell>
          <table:table-cell office:value-type="float" office:value="2.78828962711864" calcext:value-type="float">
            <text:p>2.788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31270056497" calcext:value-type="float">
            <text:p>2.20231</text:p>
          </table:table-cell>
          <table:table-cell office:value-type="float" office:value="2.3750821920904" calcext:value-type="float">
            <text:p>2.37508</text:p>
          </table:table-cell>
          <table:table-cell office:value-type="float" office:value="3.11304379661017" calcext:value-type="float">
            <text:p>3.113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82998870057" calcext:value-type="float">
            <text:p>2.19983</text:p>
          </table:table-cell>
          <table:table-cell office:value-type="float" office:value="2.19112185310734" calcext:value-type="float">
            <text:p>2.19112</text:p>
          </table:table-cell>
          <table:table-cell office:value-type="float" office:value="2.82613071186441" calcext:value-type="float">
            <text:p>2.826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053480225989" calcext:value-type="float">
            <text:p>2.19053</text:p>
          </table:table-cell>
          <table:table-cell office:value-type="float" office:value="2.24310169491525" calcext:value-type="float">
            <text:p>2.2431</text:p>
          </table:table-cell>
          <table:table-cell office:value-type="float" office:value="2.73442928813559" calcext:value-type="float">
            <text:p>2.734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41453107345" calcext:value-type="float">
            <text:p>2.18741</text:p>
          </table:table-cell>
          <table:table-cell office:value-type="float" office:value="2.25469136723164" calcext:value-type="float">
            <text:p>2.25469</text:p>
          </table:table-cell>
          <table:table-cell office:value-type="float" office:value="2.82386928813559" calcext:value-type="float">
            <text:p>2.823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847378079096" calcext:value-type="float">
            <text:p>2.18474</text:p>
          </table:table-cell>
          <table:table-cell office:value-type="float" office:value="2.29984368361582" calcext:value-type="float">
            <text:p>2.29984</text:p>
          </table:table-cell>
          <table:table-cell office:value-type="float" office:value="3.0136580338983" calcext:value-type="float">
            <text:p>3.013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338011299435" calcext:value-type="float">
            <text:p>2.18338</text:p>
          </table:table-cell>
          <table:table-cell office:value-type="float" office:value="2.29257344632768" calcext:value-type="float">
            <text:p>2.29257</text:p>
          </table:table-cell>
          <table:table-cell office:value-type="float" office:value="2.91405152542373" calcext:value-type="float">
            <text:p>2.914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146589830508" calcext:value-type="float">
            <text:p>2.18147</text:p>
          </table:table-cell>
          <table:table-cell office:value-type="float" office:value="2.33900273446328" calcext:value-type="float">
            <text:p>2.339</text:p>
          </table:table-cell>
          <table:table-cell office:value-type="float" office:value="3.04314006779661" calcext:value-type="float">
            <text:p>3.043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55102824859" calcext:value-type="float">
            <text:p>2.18055</text:p>
          </table:table-cell>
          <table:table-cell office:value-type="float" office:value="2.2499971299435" calcext:value-type="float">
            <text:p>2.25</text:p>
          </table:table-cell>
          <table:table-cell office:value-type="float" office:value="2.76027362711864" calcext:value-type="float">
            <text:p>2.760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20406779661" calcext:value-type="float">
            <text:p>2.2352</text:p>
          </table:table-cell>
          <table:table-cell office:value-type="float" office:value="2.17931073446328" calcext:value-type="float">
            <text:p>2.17931</text:p>
          </table:table-cell>
          <table:table-cell office:value-type="float" office:value="2.77840054237288" calcext:value-type="float">
            <text:p>2.77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661511864407" calcext:value-type="float">
            <text:p>2.28662</text:p>
          </table:table-cell>
          <table:table-cell office:value-type="float" office:value="2.17876268926554" calcext:value-type="float">
            <text:p>2.17876</text:p>
          </table:table-cell>
          <table:table-cell office:value-type="float" office:value="2.93387606779661" calcext:value-type="float">
            <text:p>2.933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313102824859" calcext:value-type="float">
            <text:p>2.16313</text:p>
          </table:table-cell>
          <table:table-cell office:value-type="float" office:value="2.37523453107345" calcext:value-type="float">
            <text:p>2.37523</text:p>
          </table:table-cell>
          <table:table-cell office:value-type="float" office:value="3.16567810169492" calcext:value-type="float">
            <text:p>3.165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687661016949" calcext:value-type="float">
            <text:p>2.15688</text:p>
          </table:table-cell>
          <table:table-cell office:value-type="float" office:value="2.35346338983051" calcext:value-type="float">
            <text:p>2.35346</text:p>
          </table:table-cell>
          <table:table-cell office:value-type="float" office:value="3.03275796610169" calcext:value-type="float">
            <text:p>3.032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90063276836" calcext:value-type="float">
            <text:p>2.2729</text:p>
          </table:table-cell>
          <table:table-cell office:value-type="float" office:value="2.15284051977401" calcext:value-type="float">
            <text:p>2.15284</text:p>
          </table:table-cell>
          <table:table-cell office:value-type="float" office:value="2.65829450847458" calcext:value-type="float">
            <text:p>2.658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828388700565" calcext:value-type="float">
            <text:p>2.29828</text:p>
          </table:table-cell>
          <table:table-cell office:value-type="float" office:value="2.15041066666667" calcext:value-type="float">
            <text:p>2.15041</text:p>
          </table:table-cell>
          <table:table-cell office:value-type="float" office:value="2.74284257627119" calcext:value-type="float">
            <text:p>2.742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423125423729" calcext:value-type="float">
            <text:p>2.31423</text:p>
          </table:table-cell>
          <table:table-cell office:value-type="float" office:value="2.14284560451977" calcext:value-type="float">
            <text:p>2.14285</text:p>
          </table:table-cell>
          <table:table-cell office:value-type="float" office:value="2.76388610169492" calcext:value-type="float">
            <text:p>2.763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0" calcext:value-type="float">
            <text:p>0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5" calcext:value-type="float">
            <text:p>5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0" calcext:value-type="float">
            <text:p>0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0" calcext:value-type="float">
            <text:p>0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34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765055367232" calcext:value-type="float">
            <text:p>2.28765</text:p>
          </table:table-cell>
          <table:table-cell office:value-type="float" office:value="2.23518083615819" calcext:value-type="float">
            <text:p>2.23518</text:p>
          </table:table-cell>
          <table:table-cell office:value-type="float" office:value="2.89606861016949" calcext:value-type="float">
            <text:p>2.896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3500834199623" calcext:value-type="float">
            <text:p>2.23501</text:p>
          </table:table-cell>
          <table:table-cell table:formula="of:=AVERAGE([.BT1:.BT15])" office:value-type="float" office:value="2.22356157740113" calcext:value-type="float">
            <text:p>2.22356</text:p>
          </table:table-cell>
          <table:table-cell table:formula="of:=AVERAGE([.BU1:.BU15])" office:value-type="float" office:value="2.87042823954802" calcext:value-type="float">
            <text:p>2.87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44714124294" calcext:value-type="float">
            <text:p>2.28645</text:p>
          </table:table-cell>
          <table:table-cell office:value-type="float" office:value="2.16195911864407" calcext:value-type="float">
            <text:p>2.16196</text:p>
          </table:table-cell>
          <table:table-cell office:value-type="float" office:value="2.82889654237288" calcext:value-type="float">
            <text:p>2.82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7992301016949" calcext:value-type="float">
            <text:p>2.27992</text:p>
          </table:table-cell>
          <table:table-cell table:formula="of:=AVERAGE([.BT1:.BT5])" office:value-type="float" office:value="2.14351356384181" calcext:value-type="float">
            <text:p>2.14351</text:p>
          </table:table-cell>
          <table:table-cell table:formula="of:=AVERAGE([.BU1:.BU5])" office:value-type="float" office:value="2.76385583728814" calcext:value-type="float">
            <text:p>2.76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288348022599" calcext:value-type="float">
            <text:p>2.28288</text:p>
          </table:table-cell>
          <table:table-cell office:value-type="float" office:value="2.07303703954802" calcext:value-type="float">
            <text:p>2.07304</text:p>
          </table:table-cell>
          <table:table-cell office:value-type="float" office:value="2.62669071186441" calcext:value-type="float">
            <text:p>2.626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09649717514" calcext:value-type="float">
            <text:p>2.2751</text:p>
          </table:table-cell>
          <table:table-cell office:value-type="float" office:value="2.11075649717514" calcext:value-type="float">
            <text:p>2.11076</text:p>
          </table:table-cell>
          <table:table-cell office:value-type="float" office:value="2.66883715254237" calcext:value-type="float">
            <text:p>2.668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53737853107" calcext:value-type="float">
            <text:p>2.26754</text:p>
          </table:table-cell>
          <table:table-cell office:value-type="float" office:value="2.13663432768362" calcext:value-type="float">
            <text:p>2.13663</text:p>
          </table:table-cell>
          <table:table-cell office:value-type="float" office:value="2.79878616949153" calcext:value-type="float">
            <text:p>2.798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456820338983" calcext:value-type="float">
            <text:p>2.26457</text:p>
          </table:table-cell>
          <table:table-cell office:value-type="float" office:value="2.19832029378531" calcext:value-type="float">
            <text:p>2.19832</text:p>
          </table:table-cell>
          <table:table-cell office:value-type="float" office:value="2.77893342372881" calcext:value-type="float">
            <text:p>2.778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83310734463" calcext:value-type="float">
            <text:p>2.23483</text:p>
          </table:table-cell>
          <table:table-cell office:value-type="float" office:value="2.1785006779661" calcext:value-type="float">
            <text:p>2.1785</text:p>
          </table:table-cell>
          <table:table-cell office:value-type="float" office:value="2.77538061016949" calcext:value-type="float">
            <text:p>2.775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76840677966" calcext:value-type="float">
            <text:p>2.23477</text:p>
          </table:table-cell>
          <table:table-cell office:value-type="float" office:value="2.22679066666667" calcext:value-type="float">
            <text:p>2.22679</text:p>
          </table:table-cell>
          <table:table-cell office:value-type="float" office:value="2.84718454237288" calcext:value-type="float">
            <text:p>2.847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04775141243" calcext:value-type="float">
            <text:p>2.22805</text:p>
          </table:table-cell>
          <table:table-cell office:value-type="float" office:value="2.26483181920904" calcext:value-type="float">
            <text:p>2.26483</text:p>
          </table:table-cell>
          <table:table-cell office:value-type="float" office:value="3.03251525423729" calcext:value-type="float">
            <text:p>3.032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45346892655" calcext:value-type="float">
            <text:p>2.21945</text:p>
          </table:table-cell>
          <table:table-cell office:value-type="float" office:value="2.30073256497175" calcext:value-type="float">
            <text:p>2.30073</text:p>
          </table:table-cell>
          <table:table-cell office:value-type="float" office:value="3.08763823728814" calcext:value-type="float">
            <text:p>3.087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448049717514" calcext:value-type="float">
            <text:p>2.20448</text:p>
          </table:table-cell>
          <table:table-cell office:value-type="float" office:value="2.18068795480226" calcext:value-type="float">
            <text:p>2.18069</text:p>
          </table:table-cell>
          <table:table-cell office:value-type="float" office:value="2.78828962711864" calcext:value-type="float">
            <text:p>2.788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31270056497" calcext:value-type="float">
            <text:p>2.20231</text:p>
          </table:table-cell>
          <table:table-cell office:value-type="float" office:value="2.3750821920904" calcext:value-type="float">
            <text:p>2.37508</text:p>
          </table:table-cell>
          <table:table-cell office:value-type="float" office:value="3.11304379661017" calcext:value-type="float">
            <text:p>3.113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053480225989" calcext:value-type="float">
            <text:p>2.19053</text:p>
          </table:table-cell>
          <table:table-cell office:value-type="float" office:value="2.24310169491525" calcext:value-type="float">
            <text:p>2.2431</text:p>
          </table:table-cell>
          <table:table-cell office:value-type="float" office:value="2.73442928813559" calcext:value-type="float">
            <text:p>2.734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338011299435" calcext:value-type="float">
            <text:p>2.18338</text:p>
          </table:table-cell>
          <table:table-cell office:value-type="float" office:value="2.29257344632768" calcext:value-type="float">
            <text:p>2.29257</text:p>
          </table:table-cell>
          <table:table-cell office:value-type="float" office:value="2.91405152542373" calcext:value-type="float">
            <text:p>2.914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313102824859" calcext:value-type="float">
            <text:p>2.16313</text:p>
          </table:table-cell>
          <table:table-cell office:value-type="float" office:value="2.37523453107345" calcext:value-type="float">
            <text:p>2.37523</text:p>
          </table:table-cell>
          <table:table-cell office:value-type="float" office:value="3.16567810169492" calcext:value-type="float">
            <text:p>3.165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39291299435" calcext:value-type="float">
            <text:p>2.30393</text:p>
          </table:table-cell>
          <table:table-cell office:value-type="float" office:value="2.14653907344633" calcext:value-type="float">
            <text:p>2.14654</text:p>
          </table:table-cell>
          <table:table-cell office:value-type="float" office:value="2.857632" calcext:value-type="float">
            <text:p>2.857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3490515404896" calcext:value-type="float">
            <text:p>2.23491</text:p>
          </table:table-cell>
          <table:table-cell table:formula="of:=AVERAGE([.BT16:.BT30])" office:value-type="float" office:value="2.2282775306968" calcext:value-type="float">
            <text:p>2.22828</text:p>
          </table:table-cell>
          <table:table-cell table:formula="of:=AVERAGE([.BU16:.BU30])" office:value-type="float" office:value="2.90563058983051" calcext:value-type="float">
            <text:p>2.90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071579661017" calcext:value-type="float">
            <text:p>2.29072</text:p>
          </table:table-cell>
          <table:table-cell office:value-type="float" office:value="2.22279477966102" calcext:value-type="float">
            <text:p>2.22279</text:p>
          </table:table-cell>
          <table:table-cell office:value-type="float" office:value="2.84758047457627" calcext:value-type="float">
            <text:p>2.847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28067845875706" calcext:value-type="float">
            <text:p>2.28068</text:p>
          </table:table-cell>
          <table:table-cell table:formula="of:=AVERAGE([.BT16:.BT20])" office:value-type="float" office:value="2.17098973559322" calcext:value-type="float">
            <text:p>2.17099</text:p>
          </table:table-cell>
          <table:table-cell table:formula="of:=AVERAGE([.BU16:.BU20])" office:value-type="float" office:value="2.8409654779661" calcext:value-type="float">
            <text:p>2.84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07882485876" calcext:value-type="float">
            <text:p>2.27508</text:p>
          </table:table-cell>
          <table:table-cell office:value-type="float" office:value="2.0973573559322" calcext:value-type="float">
            <text:p>2.09736</text:p>
          </table:table-cell>
          <table:table-cell office:value-type="float" office:value="2.79721762711864" calcext:value-type="float">
            <text:p>2.797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9898079096" calcext:value-type="float">
            <text:p>2.27499</text:p>
          </table:table-cell>
          <table:table-cell office:value-type="float" office:value="2.15591025988701" calcext:value-type="float">
            <text:p>2.15591</text:p>
          </table:table-cell>
          <table:table-cell office:value-type="float" office:value="2.84247701694915" calcext:value-type="float">
            <text:p>2.842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867873446328" calcext:value-type="float">
            <text:p>2.25868</text:p>
          </table:table-cell>
          <table:table-cell office:value-type="float" office:value="2.23234720903955" calcext:value-type="float">
            <text:p>2.23235</text:p>
          </table:table-cell>
          <table:table-cell office:value-type="float" office:value="2.85992027118644" calcext:value-type="float">
            <text:p>2.859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789084745763" calcext:value-type="float">
            <text:p>2.24789</text:p>
          </table:table-cell>
          <table:table-cell office:value-type="float" office:value="2.26373774011299" calcext:value-type="float">
            <text:p>2.26374</text:p>
          </table:table-cell>
          <table:table-cell office:value-type="float" office:value="3.03909450847458" calcext:value-type="float">
            <text:p>3.039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886167231638" calcext:value-type="float">
            <text:p>2.23886</text:p>
          </table:table-cell>
          <table:table-cell office:value-type="float" office:value="2.26537545762712" calcext:value-type="float">
            <text:p>2.26538</text:p>
          </table:table-cell>
          <table:table-cell office:value-type="float" office:value="3.09588908474576" calcext:value-type="float">
            <text:p>3.095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12388700565" calcext:value-type="float">
            <text:p>2.23512</text:p>
          </table:table-cell>
          <table:table-cell office:value-type="float" office:value="2.2238028700565" calcext:value-type="float">
            <text:p>2.2238</text:p>
          </table:table-cell>
          <table:table-cell office:value-type="float" office:value="2.85731281355932" calcext:value-type="float">
            <text:p>2.857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41319774011" calcext:value-type="float">
            <text:p>2.23441</text:p>
          </table:table-cell>
          <table:table-cell office:value-type="float" office:value="2.1554470960452" calcext:value-type="float">
            <text:p>2.15545</text:p>
          </table:table-cell>
          <table:table-cell office:value-type="float" office:value="2.75531823728814" calcext:value-type="float">
            <text:p>2.755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53468926554" calcext:value-type="float">
            <text:p>2.22553</text:p>
          </table:table-cell>
          <table:table-cell office:value-type="float" office:value="2.20422406779661" calcext:value-type="float">
            <text:p>2.20422</text:p>
          </table:table-cell>
          <table:table-cell office:value-type="float" office:value="2.87990698305085" calcext:value-type="float">
            <text:p>2.879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36528813559" calcext:value-type="float">
            <text:p>2.21637</text:p>
          </table:table-cell>
          <table:table-cell office:value-type="float" office:value="2.36220099435028" calcext:value-type="float">
            <text:p>2.3622</text:p>
          </table:table-cell>
          <table:table-cell office:value-type="float" office:value="3.11928949152542" calcext:value-type="float">
            <text:p>3.119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82998870057" calcext:value-type="float">
            <text:p>2.19983</text:p>
          </table:table-cell>
          <table:table-cell office:value-type="float" office:value="2.19112185310734" calcext:value-type="float">
            <text:p>2.19112</text:p>
          </table:table-cell>
          <table:table-cell office:value-type="float" office:value="2.82613071186441" calcext:value-type="float">
            <text:p>2.826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847378079096" calcext:value-type="float">
            <text:p>2.18474</text:p>
          </table:table-cell>
          <table:table-cell office:value-type="float" office:value="2.29984368361582" calcext:value-type="float">
            <text:p>2.29984</text:p>
          </table:table-cell>
          <table:table-cell office:value-type="float" office:value="3.0136580338983" calcext:value-type="float">
            <text:p>3.013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55102824859" calcext:value-type="float">
            <text:p>2.18055</text:p>
          </table:table-cell>
          <table:table-cell office:value-type="float" office:value="2.2499971299435" calcext:value-type="float">
            <text:p>2.25</text:p>
          </table:table-cell>
          <table:table-cell office:value-type="float" office:value="2.76027362711864" calcext:value-type="float">
            <text:p>2.760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687661016949" calcext:value-type="float">
            <text:p>2.15688</text:p>
          </table:table-cell>
          <table:table-cell office:value-type="float" office:value="2.35346338983051" calcext:value-type="float">
            <text:p>2.35346</text:p>
          </table:table-cell>
          <table:table-cell office:value-type="float" office:value="3.03275796610169" calcext:value-type="float">
            <text:p>3.032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119584180791" calcext:value-type="float">
            <text:p>2.3012</text:p>
          </table:table-cell>
          <table:table-cell office:value-type="float" office:value="2.14811663276836" calcext:value-type="float">
            <text:p>2.14812</text:p>
          </table:table-cell>
          <table:table-cell office:value-type="float" office:value="2.80516230508475" calcext:value-type="float">
            <text:p>2.805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3975647608286" calcext:value-type="float">
            <text:p>2.23976</text:p>
          </table:table-cell>
          <table:table-cell table:formula="of:=AVERAGE([.BT31:.BT45])" office:value-type="float" office:value="2.24738803163842" calcext:value-type="float">
            <text:p>2.24739</text:p>
          </table:table-cell>
          <table:table-cell table:formula="of:=AVERAGE([.BU31:.BU45])" office:value-type="float" office:value="2.93457444519774" calcext:value-type="float">
            <text:p>2.93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69715254237" calcext:value-type="float">
            <text:p>2.2847</text:p>
          </table:table-cell>
          <table:table-cell office:value-type="float" office:value="2.17300506214689" calcext:value-type="float">
            <text:p>2.17301</text:p>
          </table:table-cell>
          <table:table-cell office:value-type="float" office:value="2.87408677966102" calcext:value-type="float">
            <text:p>2.874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8187590056497" calcext:value-type="float">
            <text:p>2.28188</text:p>
          </table:table-cell>
          <table:table-cell table:formula="of:=AVERAGE([.BT31:.BT35])" office:value-type="float" office:value="2.18633230734463" calcext:value-type="float">
            <text:p>2.18633</text:p>
          </table:table-cell>
          <table:table-cell table:formula="of:=AVERAGE([.BU31:.BU35])" office:value-type="float" office:value="2.86745350508475" calcext:value-type="float">
            <text:p>2.86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8092284745763" calcext:value-type="float">
            <text:p>2.28092</text:p>
          </table:table-cell>
          <table:table-cell office:value-type="float" office:value="2.22997505084746" calcext:value-type="float">
            <text:p>2.22998</text:p>
          </table:table-cell>
          <table:table-cell office:value-type="float" office:value="3.0460246779661" calcext:value-type="float">
            <text:p>3.046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026888135593" calcext:value-type="float">
            <text:p>2.28027</text:p>
          </table:table-cell>
          <table:table-cell office:value-type="float" office:value="2.17863091525424" calcext:value-type="float">
            <text:p>2.17863</text:p>
          </table:table-cell>
          <table:table-cell office:value-type="float" office:value="2.85492122033898" calcext:value-type="float">
            <text:p>2.854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29477966102" calcext:value-type="float">
            <text:p>2.26229</text:p>
          </table:table-cell>
          <table:table-cell office:value-type="float" office:value="2.20193387570621" calcext:value-type="float">
            <text:p>2.20193</text:p>
          </table:table-cell>
          <table:table-cell office:value-type="float" office:value="2.75707254237288" calcext:value-type="float">
            <text:p>2.757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49893785311" calcext:value-type="float">
            <text:p>2.2425</text:p>
          </table:table-cell>
          <table:table-cell office:value-type="float" office:value="2.22467204519774" calcext:value-type="float">
            <text:p>2.22467</text:p>
          </table:table-cell>
          <table:table-cell office:value-type="float" office:value="2.69637803389831" calcext:value-type="float">
            <text:p>2.696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747394350282" calcext:value-type="float">
            <text:p>2.23747</text:p>
          </table:table-cell>
          <table:table-cell office:value-type="float" office:value="2.21882705084746" calcext:value-type="float">
            <text:p>2.21883</text:p>
          </table:table-cell>
          <table:table-cell office:value-type="float" office:value="2.9953339661017" calcext:value-type="float">
            <text:p>2.995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81148022599" calcext:value-type="float">
            <text:p>2.23581</text:p>
          </table:table-cell>
          <table:table-cell office:value-type="float" office:value="2.22646176271186" calcext:value-type="float">
            <text:p>2.22646</text:p>
          </table:table-cell>
          <table:table-cell office:value-type="float" office:value="2.94596610169492" calcext:value-type="float">
            <text:p>2.945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26305084746" calcext:value-type="float">
            <text:p>2.23026</text:p>
          </table:table-cell>
          <table:table-cell office:value-type="float" office:value="2.28556225988701" calcext:value-type="float">
            <text:p>2.28556</text:p>
          </table:table-cell>
          <table:table-cell office:value-type="float" office:value="2.99273274576271" calcext:value-type="float">
            <text:p>2.992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744589830508" calcext:value-type="float">
            <text:p>2.22745</text:p>
          </table:table-cell>
          <table:table-cell office:value-type="float" office:value="2.29207742372881" calcext:value-type="float">
            <text:p>2.29208</text:p>
          </table:table-cell>
          <table:table-cell office:value-type="float" office:value="3.00387010169492" calcext:value-type="float">
            <text:p>3.003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1753220339" calcext:value-type="float">
            <text:p>2.22618</text:p>
          </table:table-cell>
          <table:table-cell office:value-type="float" office:value="2.32128650847458" calcext:value-type="float">
            <text:p>2.32129</text:p>
          </table:table-cell>
          <table:table-cell office:value-type="float" office:value="3.13155579661017" calcext:value-type="float">
            <text:p>3.131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26978531073" calcext:value-type="float">
            <text:p>2.21027</text:p>
          </table:table-cell>
          <table:table-cell office:value-type="float" office:value="2.27968854237288" calcext:value-type="float">
            <text:p>2.27969</text:p>
          </table:table-cell>
          <table:table-cell office:value-type="float" office:value="2.96243661016949" calcext:value-type="float">
            <text:p>2.962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14879096045" calcext:value-type="float">
            <text:p>2.20815</text:p>
          </table:table-cell>
          <table:table-cell office:value-type="float" office:value="2.33688924293785" calcext:value-type="float">
            <text:p>2.33689</text:p>
          </table:table-cell>
          <table:table-cell office:value-type="float" office:value="3.08606644067797" calcext:value-type="float">
            <text:p>3.086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41453107345" calcext:value-type="float">
            <text:p>2.18741</text:p>
          </table:table-cell>
          <table:table-cell office:value-type="float" office:value="2.25469136723164" calcext:value-type="float">
            <text:p>2.25469</text:p>
          </table:table-cell>
          <table:table-cell office:value-type="float" office:value="2.82386928813559" calcext:value-type="float">
            <text:p>2.823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146589830508" calcext:value-type="float">
            <text:p>2.18147</text:p>
          </table:table-cell>
          <table:table-cell office:value-type="float" office:value="2.33900273446328" calcext:value-type="float">
            <text:p>2.339</text:p>
          </table:table-cell>
          <table:table-cell office:value-type="float" office:value="3.04314006779661" calcext:value-type="float">
            <text:p>3.043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040248587571" calcext:value-type="float">
            <text:p>2.2004</text:p>
          </table:table-cell>
          <table:table-cell office:value-type="float" office:value="2.34697096045198" calcext:value-type="float">
            <text:p>2.34697</text:p>
          </table:table-cell>
          <table:table-cell office:value-type="float" office:value="3.10039918644068" calcext:value-type="float">
            <text:p>3.10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4061953596987" calcext:value-type="float">
            <text:p>2.24062</text:p>
          </table:table-cell>
          <table:table-cell table:formula="of:=AVERAGE([.BT46:.BT60])" office:value-type="float" office:value="2.25106236836158" calcext:value-type="float">
            <text:p>2.25106</text:p>
          </table:table-cell>
          <table:table-cell table:formula="of:=AVERAGE([.BU46:.BU60])" office:value-type="float" office:value="2.95219397062147" calcext:value-type="float">
            <text:p>2.95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531853107345" calcext:value-type="float">
            <text:p>2.21532</text:p>
          </table:table-cell>
          <table:table-cell office:value-type="float" office:value="2.34250259887006" calcext:value-type="float">
            <text:p>2.3425</text:p>
          </table:table-cell>
          <table:table-cell office:value-type="float" office:value="3.26644203389831" calcext:value-type="float">
            <text:p>3.266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0946294237288" calcext:value-type="float">
            <text:p>2.20946</text:p>
          </table:table-cell>
          <table:table-cell table:formula="of:=AVERAGE([.BT46:.BT50])" office:value-type="float" office:value="2.33366221920904" calcext:value-type="float">
            <text:p>2.33366</text:p>
          </table:table-cell>
          <table:table-cell table:formula="of:=AVERAGE([.BU46:.BU50])" office:value-type="float" office:value="3.1476827661017" calcext:value-type="float">
            <text:p>3.14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96680225989" calcext:value-type="float">
            <text:p>2.17397</text:p>
          </table:table-cell>
          <table:table-cell office:value-type="float" office:value="2.33367640677966" calcext:value-type="float">
            <text:p>2.33368</text:p>
          </table:table-cell>
          <table:table-cell office:value-type="float" office:value="3.06323416949153" calcext:value-type="float">
            <text:p>3.063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99785310734" calcext:value-type="float">
            <text:p>2.24</text:p>
          </table:table-cell>
          <table:table-cell office:value-type="float" office:value="2.3280388700565" calcext:value-type="float">
            <text:p>2.32804</text:p>
          </table:table-cell>
          <table:table-cell office:value-type="float" office:value="3.2839693559322" calcext:value-type="float">
            <text:p>3.283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762903954802" calcext:value-type="float">
            <text:p>2.21763</text:p>
          </table:table-cell>
          <table:table-cell office:value-type="float" office:value="2.31712225988701" calcext:value-type="float">
            <text:p>2.31712</text:p>
          </table:table-cell>
          <table:table-cell office:value-type="float" office:value="3.02436908474576" calcext:value-type="float">
            <text:p>3.024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43224858757" calcext:value-type="float">
            <text:p>2.22443</text:p>
          </table:table-cell>
          <table:table-cell office:value-type="float" office:value="2.29380185310734" calcext:value-type="float">
            <text:p>2.2938</text:p>
          </table:table-cell>
          <table:table-cell office:value-type="float" office:value="2.88969844067797" calcext:value-type="float">
            <text:p>2.88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84772881356" calcext:value-type="float">
            <text:p>2.22685</text:p>
          </table:table-cell>
          <table:table-cell office:value-type="float" office:value="2.28140298305085" calcext:value-type="float">
            <text:p>2.2814</text:p>
          </table:table-cell>
          <table:table-cell office:value-type="float" office:value="2.90299688135593" calcext:value-type="float">
            <text:p>2.9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18384180791" calcext:value-type="float">
            <text:p>2.18618</text:p>
          </table:table-cell>
          <table:table-cell office:value-type="float" office:value="2.26980406779661" calcext:value-type="float">
            <text:p>2.2698</text:p>
          </table:table-cell>
          <table:table-cell office:value-type="float" office:value="2.8883606779661" calcext:value-type="float">
            <text:p>2.888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55835028249" calcext:value-type="float">
            <text:p>2.23356</text:p>
          </table:table-cell>
          <table:table-cell office:value-type="float" office:value="2.22790320903955" calcext:value-type="float">
            <text:p>2.2279</text:p>
          </table:table-cell>
          <table:table-cell office:value-type="float" office:value="2.96475010169491" calcext:value-type="float">
            <text:p>2.964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372119774011" calcext:value-type="float">
            <text:p>2.28372</text:p>
          </table:table-cell>
          <table:table-cell office:value-type="float" office:value="2.22054210169492" calcext:value-type="float">
            <text:p>2.22054</text:p>
          </table:table-cell>
          <table:table-cell office:value-type="float" office:value="3.02138983050847" calcext:value-type="float">
            <text:p>3.021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20406779661" calcext:value-type="float">
            <text:p>2.2352</text:p>
          </table:table-cell>
          <table:table-cell office:value-type="float" office:value="2.17931073446328" calcext:value-type="float">
            <text:p>2.17931</text:p>
          </table:table-cell>
          <table:table-cell office:value-type="float" office:value="2.77840054237288" calcext:value-type="float">
            <text:p>2.77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661511864407" calcext:value-type="float">
            <text:p>2.28662</text:p>
          </table:table-cell>
          <table:table-cell office:value-type="float" office:value="2.17876268926554" calcext:value-type="float">
            <text:p>2.17876</text:p>
          </table:table-cell>
          <table:table-cell office:value-type="float" office:value="2.93387606779661" calcext:value-type="float">
            <text:p>2.933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90063276836" calcext:value-type="float">
            <text:p>2.2729</text:p>
          </table:table-cell>
          <table:table-cell office:value-type="float" office:value="2.15284051977401" calcext:value-type="float">
            <text:p>2.15284</text:p>
          </table:table-cell>
          <table:table-cell office:value-type="float" office:value="2.65829450847458" calcext:value-type="float">
            <text:p>2.658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828388700565" calcext:value-type="float">
            <text:p>2.29828</text:p>
          </table:table-cell>
          <table:table-cell office:value-type="float" office:value="2.15041066666667" calcext:value-type="float">
            <text:p>2.15041</text:p>
          </table:table-cell>
          <table:table-cell office:value-type="float" office:value="2.74284257627119" calcext:value-type="float">
            <text:p>2.742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423125423729" calcext:value-type="float">
            <text:p>2.31423</text:p>
          </table:table-cell>
          <table:table-cell office:value-type="float" office:value="2.14284560451977" calcext:value-type="float">
            <text:p>2.14285</text:p>
          </table:table-cell>
          <table:table-cell office:value-type="float" office:value="2.76388610169492" calcext:value-type="float">
            <text:p>2.763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5" calcext:value-type="float">
            <text:p>5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5" calcext:value-type="float">
            <text:p>5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5" calcext:value-type="float">
            <text:p>5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5" calcext:value-type="float">
            <text:p>5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0" calcext:value-type="float">
            <text:p>0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38"/>
        </table:table-row>
      </table:table>
      <table:named-expressions/>
      <table:database-ranges>
        <table:database-range table:name="__Anonymous_Sheet_DB__1" table:target-range-address="Sheet1_2.A1:Sheet1_2.BW62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05:23.749519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14:12.140318977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172" meta:object-count="0"/>
  </office:meta>
</office:document-meta>
</file>